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default-cell-style-name="ce22"/>
        <table:table-column table:style-name="co18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7" table:default-cell-style-name="ce22"/>
        <table:table-column table:style-name="co22" table:default-cell-style-name="ce22"/>
        <table:table-column table:style-name="co1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978" table:default-cell-style-name="ce22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2" table:number-columns-repeated="5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1016"/>
          <table:table-cell table:style-name="ce32" table:number-columns-repeated="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84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1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22"/>
        <table:table-column table:style-name="co28" table:default-cell-style-name="ce22"/>
        <table:table-column table:style-name="co9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8" table:default-cell-style-name="ce22"/>
        <table:table-column table:style-name="co7" table:default-cell-style-name="ce22"/>
        <table:table-column table:style-name="co31" table:default-cell-style-name="ce22"/>
        <table:table-column table:style-name="co3" table:default-cell-style-name="ce22"/>
        <table:table-column table:style-name="co8" table:default-cell-style-name="ce22"/>
        <table:table-column table:style-name="co29" table:default-cell-style-name="ce22"/>
        <table:table-column table:style-name="co11" table:default-cell-style-name="ce22"/>
        <table:table-column table:style-name="co32" table:default-cell-style-name="ce22"/>
        <table:table-column table:style-name="co31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28" table:default-cell-style-name="ce22"/>
        <table:table-column table:style-name="co34" table:default-cell-style-name="ce22"/>
        <table:table-column table:style-name="co35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8" table:default-cell-style-name="ce22"/>
        <table:table-column table:style-name="co36" table:default-cell-style-name="ce22"/>
        <table:table-column table:style-name="co18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38" table:default-cell-style-name="ce22"/>
        <table:table-column table:style-name="co39" table:default-cell-style-name="ce22"/>
        <table:table-column table:style-name="co1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2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19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6" table:number-columns-repeated="976" table:default-cell-style-name="ce2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8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6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6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26" table:number-columns-repeated="1020" table:default-cell-style-name="ce22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 style:data-style-name="N2" text:time-value="13:38:15.60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5T13:41:45.132000000</dc:date>
    <meta:editing-duration>P5DT9H27M19S</meta:editing-duration>
    <meta:editing-cycles>2032</meta:editing-cycles>
    <meta:document-statistic meta:table-count="5" meta:cell-count="6142" meta:object-count="0"/>
    <meta:user-defined meta:name="qrichtext">1</meta:user-defined>
  </office:meta>
</office:document-meta>
</file>